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 fo:line-height="100%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break-before="pag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–<text:s/></text:span><text:span text:style-name="T3">Fazer Login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text:s/></text:span><text:span text:style-name="T13"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F –<text:s/>Fazer Login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6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 –<text:s/>Fazer Login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Na atividade: Link “Fazer login”; não está sendo exibida as mensagens de advertências.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Navegador Google Chrome 43.0.2357.81 m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Baix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 Faze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3:06:00Z</dc:date>
    <meta:template xlink:href="Normal" xlink:type="simple"/>
    <meta:editing-cycles>15</meta:editing-cycles>
    <meta:editing-duration>PT2280S</meta:editing-duration>
    <meta:document-statistic meta:page-count="2" meta:paragraph-count="2" meta:word-count="159" meta:character-count="1020" meta:row-count="7" meta:non-whitespace-character-count="863"/>
  </office:meta>
</office:document-meta>
</file>